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nux Libertine" svg:font-family="'Linux Libertine'" style:font-family-generic="roman" style:font-pitch="variable"/>
    <style:font-face style:name="Linux Libertine1" svg:font-family="'Linux Libertine'" style:font-family-generic="swiss" style:font-pitch="variable"/>
    <style:font-face style:name="Noto Sans" svg:font-family="'Noto Sans'" style:font-family-generic="swiss" style:font-pitch="variable"/>
    <style:font-face style:name="Linux Libertine2" svg:font-family="'Linux Libert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weight="bold" officeooo:rsid="000fb646" officeooo:paragraph-rsid="000fb646" style:font-weight-asian="bold" style:font-weight-complex="bold"/>
    </style:style>
    <style:style style:name="P2" style:family="paragraph" style:parent-style-name="Standard">
      <style:text-properties style:font-name="Noto Sans" fo:font-weight="bold" officeooo:rsid="0010500d" officeooo:paragraph-rsid="0010500d" style:font-weight-asian="bold" style:font-weight-complex="bold"/>
    </style:style>
    <style:style style:name="P3" style:family="paragraph" style:parent-style-name="Standard">
      <style:text-properties style:font-name="Noto Sans" fo:font-weight="normal" officeooo:rsid="0017df12" officeooo:paragraph-rsid="000fb646" style:font-weight-asian="normal" style:font-weight-complex="normal"/>
    </style:style>
    <style:style style:name="P4" style:family="paragraph" style:parent-style-name="Standard">
      <style:text-properties style:font-name="Noto Sans" fo:font-weight="normal" officeooo:rsid="000fb646" officeooo:paragraph-rsid="000fb646" style:font-weight-asian="normal" style:font-weight-complex="normal"/>
    </style:style>
    <style:style style:name="P5" style:family="paragraph" style:parent-style-name="Standard">
      <style:text-properties style:font-name="Noto Sans" fo:font-weight="normal" officeooo:rsid="000fb646" officeooo:paragraph-rsid="0010500d" style:font-weight-asian="normal" style:font-weight-complex="normal"/>
    </style:style>
    <style:style style:name="P6" style:family="paragraph" style:parent-style-name="Standard">
      <style:text-properties style:font-name="Noto Sans" fo:font-weight="normal" officeooo:rsid="0010500d" officeooo:paragraph-rsid="0010500d" style:font-weight-asian="normal" style:font-weight-complex="normal"/>
    </style:style>
    <style:style style:name="T1" style:family="text">
      <style:text-properties officeooo:rsid="00105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kturierung und Darstellung von Autos im Environment</text:p>
      <text:p text:style-name="P1"/>
      <text:p text:style-name="P4">Autos können recht einfach initialisiert werden:</text:p>
      <text:p text:style-name="P4"/>
      <text:p text:style-name="P4">Man definiert einen Startknoten, von dem das Auto startet und einen Endknoten, zu dem das Auto muss.</text:p>
      <text:p text:style-name="P4"/>
      <text:p text:style-name="P4">Die Methode Djikstra berechnet dann die Kanten, die das Auto abfahren muss. Diese werden damm im der richtigen Reihenfolge in einer Liste gespeichert.</text:p>
      <text:p text:style-name="P4"/>
      <text:p text:style-name="P4">Wie der Djikstra Algorithmus funktioniert ist seperat dokumentiert.</text:p>
      <text:p text:style-name="P4"/>
      <text:p text:style-name="P5">Das Auto speichert außerdem die aktuelle Kante, bzw. Straße, auf der sich das Auto gerade befindet.</text:p>
      <text:p text:style-name="P5"/>
      <text:p text:style-name="P5"><text:span text:style-name="T1">Hat ein Auto eine Kante abgefahren, wird diese gelöscht und es fährt die nächste ab. Ist es am Ziel wird das Auto gelöscht.</text:span></text:p>
      <text:p text:style-name="P3"/>
      <text:p text:style-name="P3"/>
      <text:p text:style-name="P2">Implementierung</text:p>
      <text:p text:style-name="P4"/>
      <text:p text:style-name="P6">Die Implementierung der Klasse Car ist offensichtlich und einfach aufgebaut.</text:p>
      <text:p text:style-name="P6"/>
      <text:p text:style-name="P6">Das Carmanagement wird im Protokoll Zeitzyklensystem und Aktionsmanagement beschrieben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nux Libertine" svg:font-family="'Linux Libertine'" style:font-family-generic="roman" style:font-pitch="variable"/>
    <style:font-face style:name="Linux Libertine1" svg:font-family="'Linux Libertine'" style:font-family-generic="swiss" style:font-pitch="variable"/>
    <style:font-face style:name="Noto Sans" svg:font-family="'Noto Sans'" style:font-family-generic="swiss" style:font-pitch="variable"/>
    <style:font-face style:name="Linux Libertine2" svg:font-family="'Linux Libert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" fo:font-size="12pt" fo:language="en" fo:country="US" style:letter-kerning="true" style:font-name-asian="Linux Libertine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" fo:font-size="12pt" fo:language="en" fo:country="US" style:letter-kerning="true" style:font-name-asian="Linux Libertine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1" fo:font-family="'Linux Libertine'" style:font-family-generic="swiss" style:font-pitch="variable" fo:font-size="14pt" style:font-name-asian="Linux Libertine2" style:font-family-asian="'Linux Libertin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5:22:35.171811332</meta:creation-date>
    <meta:generator>LibreOffice/6.1.6.3$Linux_X86_64 LibreOffice_project/10$Build-3</meta:generator>
    <dc:date>2019-08-02T05:39:27.860732323</dc:date>
    <meta:editing-duration>PT3M12S</meta:editing-duration>
    <meta:editing-cycles>1</meta:editing-cycles>
    <meta:document-statistic meta:table-count="0" meta:image-count="0" meta:object-count="0" meta:page-count="1" meta:paragraph-count="10" meta:word-count="120" meta:character-count="820" meta:non-whitespace-character-count="710"/>
  </office:meta>
</office:document-meta>
</file>